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256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3.836cm"/>
    </style:style>
    <style:style style:name="Tabla1.B" style:family="table-column">
      <style:table-column-properties style:column-width="1.744cm"/>
    </style:style>
    <style:style style:name="Tabla1.C" style:family="table-column">
      <style:table-column-properties style:column-width="8.675cm"/>
    </style:style>
    <style:style style:name="Tabla1.A1" style:family="table-cell">
      <style:table-cell-properties style:vertical-align="middle" fo:background-color="#ffffff" fo:padding-left="0cm" fo:padding-right="0cm" fo:padding-top="0cm" fo:padding-bottom="0.318cm" fo:border-left="none" fo:border-right="none" fo:border-top="none" fo:border-bottom="0.035cm solid #080b0f">
        <style:background-image/>
      </style:table-cell-properties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02cm solid #e9e9e9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Heading">
      <style:paragraph-properties loext:contextual-spacing="false" fo:margin-left="0cm" fo:margin-right="0cm" fo:margin-top="0cm" fo:margin-bottom="0cm" style:line-height-at-least="0.423cm" fo:text-align="start" style:justify-single-word="false" fo:text-indent="0cm" style:auto-text-indent="false"/>
      <style:text-properties fo:text-transform="uppercase" fo:font-size="12pt" fo:font-weight="normal"/>
    </style:style>
    <style:style style:name="P5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1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745053294110692097" text:style-name="Outline">
        <text:list-item>
          <text:h text:style-name="P7" text:outline-level="1">Bloc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text:tab/></text:p>
      <text:p text:style-name="P1"><text:tab/><text:tab/></text:p>
      <text:p text:style-name="P1"/>
      <text:p text:style-name="P1">Fuente:</text:p>
      <text:p text:style-name="P1"><text:tab/><text:tab/><text:a xlink:type="simple" xlink:href="https://www.didierboelens.com/2018/08/reactive-programming---streams---bloc/" text:style-name="Internet_20_link" text:visited-style-name="Visited_20_Internet_20_Link">Programacion reactiva </text:a></text:p>
      <text:p text:style-name="P1"><text:tab/><text:tab/><text:a xlink:type="simple" xlink:href="https://medium.com/flutter-community/flutter-login-tutorial-with-flutter-bloc-ea606ef701ad" text:style-name="Internet_20_link" text:visited-style-name="Visited_20_Internet_20_Link">tutorial</text:a></text:p>
      <text:p text:style-name="P1"><text:tab/><text:tab/><text:a xlink:type="simple" xlink:href="https://www.youtube.com/watch?v=FEXbs-mgPu4&amp;feature=youtu.be&amp;fbclid=IwAR1KMuaUoCH7v0gIEiLhvLB72g91CS13X4M5NxchpO_wKHj7eaXnSognuII" text:style-name="Internet_20_link" text:visited-style-name="Visited_20_Internet_20_Link">youtube</text:a></text:p>
      <text:p text:style-name="P1"><text:tab/><text:tab/><text:a xlink:type="simple" xlink:href="https://medium.com/flutter-community/flutter-infinite-list-tutorial-with-flutter-bloc-2fc7a272ec67" text:style-name="Internet_20_link" text:visited-style-name="Visited_20_Internet_20_Link">listas con bloc</text:a></text:p>
      <text:p text:style-name="P1"><text:tab/><text:tab/><text:a xlink:type="simple" xlink:href="https://medium.com/flutter-community/flutter-login-tutorial-with-flutter-bloc-ea606ef701ad" text:style-name="Internet_20_link" text:visited-style-name="Visited_20_Internet_20_Link">login con flutter</text:a></text:p>
      <text:p text:style-name="P1"><text:tab/><text:tab/><text:a xlink:type="simple" xlink:href="https://medium.com/flutter-community/unit-testing-with-bloc-b94de9655d86" text:style-name="Internet_20_link" text:visited-style-name="Visited_20_Internet_20_Link">Pruebas unitarias</text:a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list xml:id="list37621420" text:continue-numbering="true" text:style-name="Outline">
        <text:list-item>
          <text:list>
            <text:list-item>
              <text:h text:style-name="Heading_20_2" text:outline-level="2">Unidades de medida</text:h>
            </text:list-item>
            <text:list-item>
              <text:h text:style-name="Heading_20_2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MÉTRICA</text:p>
            </table:table-cell>
            <table:table-cell table:style-name="Tabla1.A1" office:value-type="string">
              <text:p text:style-name="P4">VALOR</text:p>
            </table:table-cell>
            <table:table-cell table:style-name="Tabla1.A1" office:value-type="string">
              <text:p text:style-name="P4">BYTES</text:p>
            </table:table-cell>
          </table:table-row>
        </table:table-header-rows>
        <table:table-row>
          <table:table-cell table:style-name="Tabla1.A2" office:value-type="string">
            <text:p text:style-name="P4">BYTE (B)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1</text:p>
          </table:table-cell>
        </table:table-row>
        <table:table-row>
          <table:table-cell table:style-name="Tabla1.A2" office:value-type="string">
            <text:p text:style-name="P4">KILOBYTE (KB)</text:p>
          </table:table-cell>
          <table:table-cell table:style-name="Tabla1.A2" office:value-type="string">
            <text:p text:style-name="P5">1.024¹</text:p>
          </table:table-cell>
          <table:table-cell table:style-name="Tabla1.A2" office:value-type="string">
            <text:p text:style-name="P5">1.024</text:p>
          </table:table-cell>
        </table:table-row>
        <table:table-row>
          <table:table-cell table:style-name="Tabla1.A2" office:value-type="string">
            <text:p text:style-name="P4">MEGABYTE (MB)</text:p>
          </table:table-cell>
          <table:table-cell table:style-name="Tabla1.A2" office:value-type="string">
            <text:p text:style-name="P5">1.024²</text:p>
          </table:table-cell>
          <table:table-cell table:style-name="Tabla1.A2" office:value-type="string">
            <text:p text:style-name="P5">1.048.576</text:p>
          </table:table-cell>
        </table:table-row>
        <table:table-row>
          <table:table-cell table:style-name="Tabla1.A2" office:value-type="string">
            <text:p text:style-name="P4">GIGABYTE (GB)</text:p>
          </table:table-cell>
          <table:table-cell table:style-name="Tabla1.A2" office:value-type="string">
            <text:p text:style-name="P5">1.024³</text:p>
          </table:table-cell>
          <table:table-cell table:style-name="Tabla1.A2" office:value-type="string">
            <text:p text:style-name="P5">1.073.741.824</text:p>
          </table:table-cell>
        </table:table-row>
        <table:table-row>
          <table:table-cell table:style-name="Tabla1.A2" office:value-type="string">
            <text:p text:style-name="P4">TERABYTE (TB)</text:p>
          </table:table-cell>
          <table:table-cell table:style-name="Tabla1.A2" office:value-type="string">
            <text:p text:style-name="P5">1.024⁴</text:p>
          </table:table-cell>
          <table:table-cell table:style-name="Tabla1.A2" office:value-type="string">
            <text:p text:style-name="P5">1.099.511.627.776</text:p>
          </table:table-cell>
        </table:table-row>
        <table:table-row>
          <table:table-cell table:style-name="Tabla1.A2" office:value-type="string">
            <text:p text:style-name="P4">PETABYTE (PB)</text:p>
          </table:table-cell>
          <table:table-cell table:style-name="Tabla1.A2" office:value-type="string">
            <text:p text:style-name="P5">1.024⁵</text:p>
          </table:table-cell>
          <table:table-cell table:style-name="Tabla1.A2" office:value-type="string">
            <text:p text:style-name="P5">1.125.899.906.842.624</text:p>
          </table:table-cell>
        </table:table-row>
        <table:table-row>
          <table:table-cell table:style-name="Tabla1.A2" office:value-type="string">
            <text:p text:style-name="P4">EXABYTE (EB)</text:p>
          </table:table-cell>
          <table:table-cell table:style-name="Tabla1.A2" office:value-type="string">
            <text:p text:style-name="P5">1.024⁶</text:p>
          </table:table-cell>
          <table:table-cell table:style-name="Tabla1.A2" office:value-type="string">
            <text:p text:style-name="P5">1.152.921.504.606.846.976</text:p>
          </table:table-cell>
        </table:table-row>
        <table:table-row>
          <table:table-cell table:style-name="Tabla1.A2" office:value-type="string">
            <text:p text:style-name="P4">ZETTABYTE (ZB)</text:p>
          </table:table-cell>
          <table:table-cell table:style-name="Tabla1.A2" office:value-type="string">
            <text:p text:style-name="P5">1.024⁷</text:p>
          </table:table-cell>
          <table:table-cell table:style-name="Tabla1.A2" office:value-type="string">
            <text:p text:style-name="P5">1.180.591.620.717.411.303.424</text:p>
          </table:table-cell>
        </table:table-row>
        <table:table-row>
          <table:table-cell table:style-name="Tabla1.A2" office:value-type="string">
            <text:p text:style-name="P4">YOTTABYTE (YB)</text:p>
          </table:table-cell>
          <table:table-cell table:style-name="Tabla1.A2" office:value-type="string">
            <text:p text:style-name="P5">1.024⁸</text:p>
          </table:table-cell>
          <table:table-cell table:style-name="Tabla1.A2" office:value-type="string">
            <text:p text:style-name="P5">1.208.925.819.614.629.174.706.176</text:p>
          </table:table-cell>
        </table:table-row>
      </table:table>
      <text:p text:style-name="P1"/>
      <text:list xml:id="list37643542" text:continue-numbering="true" text:style-name="Outline">
        <text:list-item>
          <text:list>
            <text:list-item>
              <text:h text:style-name="Heading_20_2" text:outline-level="2"><draw:frame draw:style-name="fr1" draw:name="Imagen1" text:anchor-type="paragraph" svg:x="-0.064cm" svg:y="1.799cm" svg:width="13.129cm" svg:height="4.507cm" draw:z-index="0"><draw:image/></draw:frame>Manifieso reactivo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list xml:id="list37623467" text:continue-numbering="true" text:style-name="Outline">
        <text:list-item>
          <text:list>
            <text:list-item>
              <text:h text:style-name="Heading_20_2" text:outline-level="2">Reactive Programming - Streams - BLoC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2</meta:editing-cycles>
    <meta:creation-date>2018-10-11T16:19:18.026000000</meta:creation-date>
    <meta:editing-duration>PT3H53M22S</meta:editing-duration>
    <meta:generator>OpenOffice/4.1.6$Win32 OpenOffice.org_project/416m1$Build-9790</meta:generator>
    <dc:date>2019-01-04T17:43:03.97</dc:date>
    <meta:document-statistic meta:table-count="1" meta:image-count="1" meta:object-count="0" meta:page-count="4" meta:paragraph-count="50" meta:word-count="86" meta:character-count="630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